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283cm" svg:height="0.926cm" svg:x="13.1cm" svg:y="1.8cm">
          <text:p text:style-name="P1"><text:span text:style-name="T1">Gerente Gen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6cm" svg:height="0.926cm" svg:x="6.2cm" svg:y="3.9cm">
          <text:p text:style-name="P1"><text:span text:style-name="T1">Gerente de Ingenierí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274cm" svg:height="0.895cm" svg:x="12.626cm" svg:y="3.905cm">
          <text:p text:style-name="P1"><text:span text:style-name="T1">Gerente de Ob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5.043cm" svg:height="0.895cm" svg:x="18.557cm" svg:y="3.905cm">
          <text:p text:style-name="P1"><text:span text:style-name="T1">Gerente de Administr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xml:id="id25" draw:id="id25" draw:layer="layout" svg:x1="14.741cm" svg:y1="2.726cm" svg:x2="14.763cm" svg:y2="3.905cm" draw:start-shape="id1" draw:start-glue-point="2" draw:end-shape="id2" draw:end-glue-point="0" svg:d="M14741 2726v589h22v590" svg:viewBox="0 0 23 1180">
          <text:p/>
        </draw:connector>
        <draw:custom-shape draw:style-name="gr1" draw:text-style-name="P1" xml:id="id11" draw:id="id11" draw:layer="layout" svg:width="2.2cm" svg:height="1.574cm" svg:x="4.8cm" svg:y="7.226cm">
          <text:p text:style-name="P3"><text:span text:style-name="T1">Ingeniero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544cm" svg:x="7.3cm" svg:y="7.256cm">
          <text:p text:style-name="P3"><text:span text:style-name="T1">Ingeniero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3cm" svg:height="1.574cm" svg:x="10cm" svg:y="7.226cm">
          <text:p text:style-name="P3"><text:span text:style-name="T1">Ingeniero n</text:span></text:p>
          <draw:enhanced-geometry svg:viewBox="0 0 21600 21600" draw:type="rectangle" draw:enhanced-path="M 0 0 L 21600 0 21600 21600 0 21600 0 0 Z N"/>
        </draw:custom-shape>
        <draw:connector draw:style-name="gr2" draw:text-style-name="P2" xml:id="id23" draw:id="id23" draw:layer="layout" svg:x1="8.5cm" svg:y1="7.256cm" svg:x2="8.5cm" svg:y2="4.826cm" draw:start-shape="id3" draw:start-glue-point="0" draw:end-shape="id4" draw:end-glue-point="2" svg:d="M8500 7256v-2430" svg:viewBox="0 0 1 2431">
          <text:p/>
        </draw:connector>
        <draw:custom-shape draw:style-name="gr1" draw:text-style-name="P1" xml:id="id5" draw:id="id5" draw:layer="layout" svg:width="2.7cm" svg:height="1.6cm" svg:x="13.4cm" svg:y="7.2cm">
          <text:p text:style-name="P3"><text:span text:style-name="T1">capataz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75cm" svg:y1="7.2cm" svg:x2="14.763cm" svg:y2="4.8cm" draw:start-shape="id5" draw:start-glue-point="0" draw:end-shape="id2" draw:end-glue-point="2" svg:d="M14750 7200v-1200h13v-1200" svg:viewBox="0 0 14 2401">
          <text:p/>
        </draw:connector>
        <draw:custom-shape draw:style-name="gr1" draw:text-style-name="P1" xml:id="id31" draw:id="id31" draw:layer="layout" svg:width="3cm" svg:height="1.6cm" svg:x="16.5cm" svg:y="7.2cm">
          <text:p text:style-name="P3"><text:span text:style-name="T1">Encargado</text:span></text:p>
          <text:p text:style-name="P3"><text:span text:style-name="T1">De</text:span></text:p>
          <text:p text:style-name="P3"><text:span text:style-name="T1">compra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1.6cm" svg:x="19.5cm" svg:y="10cm">
          <text:p text:style-name="P3"><text:span text:style-name="T1">Personal</text:span></text:p>
          <text:p text:style-name="P3"><text:span text:style-name="T1">Administrativo</text:span></text:p>
          <draw:enhanced-geometry svg:viewBox="0 0 21600 21600" draw:type="rectangle" draw:enhanced-path="M 0 0 L 21600 0 21600 21600 0 21600 0 0 Z N"/>
        </draw:custom-shape>
        <draw:connector draw:style-name="gr2" draw:text-style-name="P2" xml:id="id22" draw:id="id22" draw:layer="layout" draw:line-skew="-1.35cm" svg:x1="21cm" svg:y1="10cm" svg:x2="21.078cm" svg:y2="4.8cm" draw:start-shape="id6" draw:start-glue-point="0" draw:end-shape="id7" svg:d="M21000 10000v-3950h78v-1250" svg:viewBox="0 0 79 5201">
          <text:p/>
        </draw:connector>
        <draw:custom-shape draw:style-name="gr1" draw:text-style-name="P1" xml:id="id8" draw:id="id8" draw:layer="layout" svg:width="2.9cm" svg:height="1.6cm" svg:x="1.6cm" svg:y="9.5cm">
          <text:p text:style-name="P3"><text:span text:style-name="T1">Arquitecto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9cm" svg:height="1.6cm" svg:x="1.6cm" svg:y="11.4cm">
          <text:p text:style-name="P3"><text:span text:style-name="T1">Arquitecto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9cm" svg:height="1.7cm" svg:x="1.6cm" svg:y="13.3cm">
          <text:p text:style-name="P3"><text:span text:style-name="T1">Arquitecto 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201cm" svg:x1="1.6cm" svg:y1="10.3cm" svg:x2="1.6cm" svg:y2="12.2cm" draw:start-shape="id8" draw:start-glue-point="3" draw:end-shape="id9" draw:end-glue-point="3" svg:d="M1600 10300h-300v1900h300" svg:viewBox="0 0 301 1901">
          <text:p/>
        </draw:connector>
        <draw:connector draw:style-name="gr2" draw:text-style-name="P2" draw:layer="layout" draw:line-skew="0.201cm" svg:x1="1.6cm" svg:y1="12.2cm" svg:x2="1.6cm" svg:y2="14.15cm" draw:start-shape="id9" draw:start-glue-point="3" draw:end-shape="id10" svg:d="M1600 12200h-300v1950h300" svg:viewBox="0 0 301 1951">
          <text:p/>
        </draw:connector>
        <draw:connector draw:style-name="gr2" draw:text-style-name="P2" xml:id="id12" draw:id="id12" draw:layer="layout" svg:x1="5.9cm" svg:y1="8.8cm" svg:x2="4.5cm" svg:y2="10.3cm" draw:start-shape="id11" draw:start-glue-point="2" draw:end-shape="id8" draw:end-glue-point="1" svg:d="M5900 8800v1500h-1400" svg:viewBox="0 0 1401 1501">
          <text:p/>
        </draw:connector>
        <draw:connector draw:style-name="gr2" draw:text-style-name="P2" xml:id="id14" draw:id="id14" draw:layer="layout" svg:x1="8.5cm" svg:y1="8.8cm" svg:x2="5.9cm" svg:y2="10.3cm" draw:start-shape="id3" draw:start-glue-point="2" draw:end-shape="id12" draw:end-glue-point="0" svg:d="M8500 8800v1500h-2600" svg:viewBox="0 0 2601 1501">
          <text:p/>
        </draw:connector>
        <draw:connector draw:style-name="gr2" draw:text-style-name="P2" xml:id="id16" draw:id="id16" draw:layer="layout" svg:x1="11.15cm" svg:y1="8.8cm" svg:x2="8.5cm" svg:y2="10.3cm" draw:start-shape="id13" draw:start-glue-point="2" draw:end-shape="id14" draw:end-glue-point="0" svg:d="M11150 8800v1500h-2650" svg:viewBox="0 0 2651 1501">
          <text:p/>
        </draw:connector>
        <draw:connector draw:style-name="gr2" draw:text-style-name="P2" xml:id="id15" draw:id="id15" draw:layer="layout" svg:x1="5.9cm" svg:y1="10.3cm" svg:x2="4.5cm" svg:y2="12.2cm" draw:start-shape="id12" draw:start-glue-point="0" draw:end-shape="id9" draw:end-glue-point="1" svg:d="M5900 10300v1900h-1400" svg:viewBox="0 0 1401 1901">
          <text:p/>
        </draw:connector>
        <draw:connector draw:style-name="gr2" draw:text-style-name="P2" xml:id="id17" draw:id="id17" draw:layer="layout" svg:x1="8.5cm" svg:y1="10.3cm" svg:x2="5.9cm" svg:y2="12.2cm" draw:start-shape="id14" draw:start-glue-point="0" draw:end-shape="id15" draw:end-glue-point="0" svg:d="M8500 10300v1900h-2600" svg:viewBox="0 0 2601 1901">
          <text:p/>
        </draw:connector>
        <draw:connector draw:style-name="gr2" draw:text-style-name="P2" xml:id="id19" draw:id="id19" draw:layer="layout" svg:x1="11.15cm" svg:y1="10.3cm" svg:x2="8.5cm" svg:y2="12.2cm" draw:start-shape="id16" draw:start-glue-point="0" draw:end-shape="id17" draw:end-glue-point="0" svg:d="M11150 10300v1900h-2650" svg:viewBox="0 0 2651 1901">
          <text:p/>
        </draw:connector>
        <draw:connector draw:style-name="gr2" draw:text-style-name="P2" xml:id="id18" draw:id="id18" draw:layer="layout" svg:x1="5.9cm" svg:y1="12.2cm" svg:x2="4.5cm" svg:y2="14.15cm" draw:start-shape="id15" draw:start-glue-point="0" draw:end-shape="id10" draw:end-glue-point="1" svg:d="M5900 12200v1950h-1400" svg:viewBox="0 0 1401 1951">
          <text:p/>
        </draw:connector>
        <draw:connector draw:style-name="gr2" draw:text-style-name="P2" xml:id="id20" draw:id="id20" draw:layer="layout" svg:x1="8.5cm" svg:y1="12.2cm" svg:x2="5.9cm" svg:y2="14.15cm" draw:start-shape="id17" draw:start-glue-point="0" draw:end-shape="id18" draw:end-glue-point="0" svg:d="M8500 12200v1950h-2600" svg:viewBox="0 0 2601 1951">
          <text:p/>
        </draw:connector>
        <draw:connector draw:style-name="gr2" draw:text-style-name="P2" draw:layer="layout" svg:x1="11.15cm" svg:y1="12.2cm" svg:x2="8.5cm" svg:y2="14.15cm" draw:start-shape="id19" draw:start-glue-point="0" draw:end-shape="id20" draw:end-glue-point="0" svg:d="M11150 12200v1950h-2650" svg:viewBox="0 0 2651 1951">
          <text:p/>
        </draw:connector>
        <draw:custom-shape draw:style-name="gr1" draw:text-style-name="P1" xml:id="id21" draw:id="id21" draw:layer="layout" svg:width="3cm" svg:height="1.593cm" svg:x="22cm" svg:y="7.3cm">
          <text:p text:style-name="P3"><text:span text:style-name="T1">Contador</text:span></text:p>
          <draw:enhanced-geometry svg:viewBox="0 0 21600 21600" draw:type="rectangle" draw:enhanced-path="M 0 0 L 21600 0 21600 21600 0 21600 0 0 Z N"/>
        </draw:custom-shape>
        <draw:connector draw:style-name="gr2" draw:text-style-name="P2" xml:id="id26" draw:id="id26" draw:layer="layout" svg:x1="23.5cm" svg:y1="7.3cm" svg:x2="21.039cm" svg:y2="6.05cm" draw:start-shape="id21" draw:start-glue-point="0" draw:end-shape="id22" draw:end-glue-point="0" svg:d="M23500 7300v-1250h-2461" svg:viewBox="0 0 2462 1251">
          <text:p/>
        </draw:connector>
        <draw:connector draw:style-name="gr2" draw:text-style-name="P2" xml:id="id24" draw:id="id24" draw:layer="layout" svg:x1="8.5cm" svg:y1="6.041cm" svg:x2="5.9cm" svg:y2="7.226cm" draw:start-shape="id23" draw:start-glue-point="0" draw:end-shape="id11" draw:end-glue-point="0" svg:d="M8500 6041h-2600v1185" svg:viewBox="0 0 2601 1186">
          <text:p/>
        </draw:connector>
        <draw:connector draw:style-name="gr2" draw:text-style-name="P2" draw:layer="layout" svg:x1="8.5cm" svg:y1="6.041cm" svg:x2="11.15cm" svg:y2="7.226cm" draw:start-shape="id23" draw:start-glue-point="0" draw:end-shape="id13" draw:end-glue-point="0" svg:d="M8500 6041h2650v1185" svg:viewBox="0 0 2651 1186">
          <text:p/>
        </draw:connector>
        <draw:connector draw:style-name="gr2" draw:text-style-name="P2" draw:layer="layout" draw:line-skew="0.201cm" svg:x1="5.9cm" svg:y1="6.041cm" svg:x2="1.6cm" svg:y2="10.3cm" draw:start-shape="id24" draw:start-glue-point="0" draw:end-shape="id8" draw:end-glue-point="3" svg:d="M5900 6041h-4600v4259h300" svg:viewBox="0 0 4601 4260">
          <text:p/>
        </draw:connector>
        <draw:connector draw:style-name="gr2" draw:text-style-name="P2" draw:layer="layout" svg:x1="14.752cm" svg:y1="3.315cm" svg:x2="8.5cm" svg:y2="3.9cm" draw:start-shape="id25" draw:start-glue-point="0" draw:end-shape="id4" draw:end-glue-point="0" svg:d="M14752 3315h-6252v585" svg:viewBox="0 0 6253 586">
          <text:p/>
        </draw:connector>
        <draw:connector draw:style-name="gr2" draw:text-style-name="P2" draw:layer="layout" svg:x1="14.752cm" svg:y1="3.315cm" svg:x2="21.078cm" svg:y2="3.905cm" draw:start-shape="id25" draw:start-glue-point="0" draw:end-shape="id7" draw:end-glue-point="0" svg:d="M14752 3315h6326v590" svg:viewBox="0 0 6327 591">
          <text:p/>
        </draw:connector>
        <draw:custom-shape draw:style-name="gr1" draw:text-style-name="P1" xml:id="id27" draw:id="id27" draw:layer="layout" svg:width="3cm" svg:height="1.6cm" svg:x="25.2cm" svg:y="7.3cm">
          <text:p text:style-name="P3"><text:span text:style-name="T1">Gestor</text:span></text:p>
          <text:p text:style-name="P3"><text:span text:style-name="T1"><text:s/></text:span><text:span text:style-name="T1">de</text:span></text:p>
          <text:p text:style-name="P3"><text:span text:style-name="T1"><text:s/></text:span><text:span text:style-name="T1">Proyect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3cm" svg:height="1.6cm" svg:x="25.2cm" svg:y="9.6cm">
          <text:p text:style-name="P3"><text:span text:style-name="T1">Implementador</text:span></text:p>
          <text:p text:style-name="P3"><text:span text:style-name="T1">Y </text:span></text:p>
          <text:p text:style-name="P3"><text:span text:style-name="T1">Capacitad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cm" svg:height="1.6cm" svg:x="25.2cm" svg:y="11.8cm">
          <text:p text:style-name="P3"><text:span text:style-name="T1">Analista</text:span></text:p>
          <text:p text:style-name="P3"><text:span text:style-name="T1">Programad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3cm" svg:height="1.6cm" svg:x="25.2cm" svg:y="13.8cm">
          <text:p text:style-name="P3"><text:span text:style-name="T1">Tester Q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5cm" svg:y1="6.05cm" svg:x2="26.7cm" svg:y2="7.3cm" draw:start-shape="id26" draw:start-glue-point="0" draw:end-shape="id27" draw:end-glue-point="0" svg:d="M23500 6050h3200v1250" svg:viewBox="0 0 3201 1251">
          <text:p/>
        </draw:connector>
        <draw:connector draw:style-name="gr2" draw:text-style-name="P2" draw:layer="layout" svg:x1="26.7cm" svg:y1="8.9cm" svg:x2="26.7cm" svg:y2="9.6cm" draw:start-shape="id27" draw:start-glue-point="2" draw:end-shape="id28" draw:end-glue-point="0" svg:d="M26700 8900v700" svg:viewBox="0 0 1 701">
          <text:p/>
        </draw:connector>
        <draw:connector draw:style-name="gr2" draw:text-style-name="P2" draw:layer="layout" svg:x1="26.7cm" svg:y1="11.2cm" svg:x2="26.7cm" svg:y2="11.8cm" draw:start-shape="id28" draw:start-glue-point="2" draw:end-shape="id29" svg:d="M26700 11200v600" svg:viewBox="0 0 1 601">
          <text:p/>
        </draw:connector>
        <draw:connector draw:style-name="gr2" draw:text-style-name="P2" draw:layer="layout" svg:x1="26.7cm" svg:y1="13.4cm" svg:x2="26.7cm" svg:y2="13.8cm" draw:start-shape="id29" draw:start-glue-point="2" draw:end-shape="id30" draw:end-glue-point="0" svg:d="M26700 13400v400" svg:viewBox="0 0 1 401">
          <text:p/>
        </draw:connector>
        <draw:connector draw:style-name="gr2" draw:text-style-name="P2" draw:layer="layout" svg:x1="18cm" svg:y1="7.2cm" svg:x2="21.039cm" svg:y2="6.05cm" draw:start-shape="id31" draw:start-glue-point="0" draw:end-shape="id22" draw:end-glue-point="0" svg:d="M18000 7200v-1150h3039" svg:viewBox="0 0 3040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n </meta:initial-creator>
    <meta:creation-date>2014-05-22T14:59:35.961324814</meta:creation-date>
    <dc:date>2014-05-22T16:43:32.878338172</dc:date>
    <dc:creator>ivan </dc:creator>
    <meta:editing-duration>PT1H42M26S</meta:editing-duration>
    <meta:editing-cycles>2</meta:editing-cycles>
    <meta:generator>LibreOffice/4.2.2.1$Linux_x86 LibreOffice_project/3be8cda0bddd8e430d8cda1ebfd581265cca5a0f</meta:generator>
    <meta:document-statistic meta:object-count="44"/>
  </office:meta>
</office:document-meta>
</file>